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14700000150A9796676A1F93428.png" manifest:media-type="image/png"/>
  <manifest:file-entry manifest:full-path="Pictures/10000000000001A90000016C23CC2867380C5A8E.png" manifest:media-type="image/png"/>
  <manifest:file-entry manifest:full-path="Pictures/10000000000000FB0000011A8FEA17435C4C0761.png" manifest:media-type="image/png"/>
  <manifest:file-entry manifest:full-path="Pictures/10000000000000EC00000235DC2692439A7616EE.png" manifest:media-type="image/png"/>
  <manifest:file-entry manifest:full-path="Pictures/100002010000011F000002270A6CB6894CCC63A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6.243cm" svg:height="14.948cm" svg:x="0.757cm" svg:y="0.452cm">
          <draw:image xlink:href="Pictures/10000000000000EC00000235DC2692439A7616EE.png" xlink:type="simple" xlink:show="embed" xlink:actuate="onLoad" loext:mime-type="image/png">
            <text:p/>
          </draw:image>
        </draw:frame>
        <draw:frame draw:style-name="gr1" draw:text-style-name="P1" draw:layer="layout" svg:width="7.593cm" svg:height="14.578cm" svg:x="9.8cm" svg:y="0.628cm">
          <draw:image xlink:href="Pictures/100002010000011F000002270A6CB6894CCC63A6.png" xlink:type="simple" xlink:show="embed" xlink:actuate="onLoad" loext:mime-type="image/png">
            <text:p/>
          </draw:image>
        </draw:frame>
        <draw:frame draw:style-name="gr1" draw:text-style-name="P1" draw:layer="layout" svg:width="5.2cm" svg:height="5.843cm" svg:x="5.9cm" svg:y="8.157cm">
          <draw:image xlink:href="Pictures/10000000000000FB0000011A8FEA17435C4C0761.png" xlink:type="simple" xlink:show="embed" xlink:actuate="onLoad" loext:mime-type="image/png">
            <text:p/>
          </draw:image>
        </draw:frame>
        <draw:frame draw:style-name="gr1" draw:text-style-name="P1" draw:layer="layout" svg:width="8.651cm" svg:height="8.889cm" svg:x="17.266cm" svg:y="0.664cm">
          <draw:image xlink:href="Pictures/100000000000014700000150A9796676A1F93428.png" xlink:type="simple" xlink:show="embed" xlink:actuate="onLoad" loext:mime-type="image/png">
            <text:p/>
          </draw:image>
        </draw:frame>
        <draw:frame draw:style-name="gr1" draw:text-style-name="P1" draw:layer="layout" svg:width="7.9cm" svg:height="6.766cm" svg:x="19.8cm" svg:y="8.634cm">
          <draw:image xlink:href="Pictures/10000000000001A90000016C23CC2867380C5A8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8T16:47:41.374485560</meta:creation-date>
    <dc:date>2019-07-28T16:54:13.367442899</dc:date>
    <meta:editing-duration>PT6M34S</meta:editing-duration>
    <meta:editing-cycles>1</meta:editing-cycles>
    <meta:document-statistic meta:object-count="28"/>
    <meta:generator>LibreOffice/6.2.5.2$Linux_X86_64 LibreOffice_project/20$Build-2</meta:generator>
  </office:meta>
</office:document-meta>
</file>